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ro" fo:country="RO"/>
    </style:style>
    <style:style style:name="P2" style:family="paragraph" style:parent-style-name="Heading_20_3">
      <style:text-properties fo:language="ro" fo:country="RO"/>
    </style:style>
    <style:style style:name="P3" style:family="paragraph" style:parent-style-name="Text_20_body">
      <style:text-properties fo:language="ro" fo:country="RO"/>
    </style:style>
    <style:style style:name="P4" style:family="paragraph" style:parent-style-name="Horizontal_20_Line">
      <style:text-properties fo:language="ro" fo:country="RO"/>
    </style:style>
    <style:style style:name="P5" style:family="paragraph" style:parent-style-name="Standard">
      <style:text-properties fo:language="ro" fo:country="RO" officeooo:paragraph-rsid="000317be"/>
    </style:style>
    <style:style style:name="P6" style:family="paragraph" style:parent-style-name="Text_20_body">
      <style:text-properties fo:language="ro" fo:country="RO" officeooo:paragraph-rsid="000c7528"/>
    </style:style>
    <style:style style:name="P7" style:family="paragraph" style:parent-style-name="Heading_20_2">
      <style:text-properties style:use-window-font-color="true" loext:opacity="0%" fo:language="ro" fo:country="RO" officeooo:rsid="000317be" officeooo:paragraph-rsid="000317be" fo:background-color="#ffb66c"/>
    </style:style>
    <style:style style:name="P8" style:family="paragraph" style:parent-style-name="Standard">
      <style:text-properties style:use-window-font-color="true" loext:opacity="0%" fo:language="ro" fo:country="RO" officeooo:rsid="000317be" officeooo:paragraph-rsid="000317be" fo:background-color="#ffb66c"/>
    </style:style>
    <style:style style:name="P9" style:family="paragraph" style:parent-style-name="Text_20_body">
      <style:text-properties style:use-window-font-color="true" loext:opacity="0%" fo:language="ro" fo:country="RO" officeooo:rsid="000317be" officeooo:paragraph-rsid="000317be" fo:background-color="#ffb66c"/>
    </style:style>
    <style:style style:name="P10" style:family="paragraph" style:parent-style-name="Heading_20_3" style:list-style-name="L9">
      <style:text-properties fo:language="ro" fo:country="RO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language="ro" fo:country="RO"/>
    </style:style>
    <style:style style:name="P13" style:family="paragraph" style:parent-style-name="Text_20_body" style:list-style-name="L6">
      <style:text-properties fo:language="ro" fo:country="RO"/>
    </style:style>
    <style:style style:name="P14" style:family="paragraph" style:parent-style-name="Text_20_body" style:list-style-name="L7">
      <style:text-properties fo:language="ro" fo:country="RO"/>
    </style:style>
    <style:style style:name="P15" style:family="paragraph" style:parent-style-name="Text_20_body" style:list-style-name="L8">
      <style:text-properties fo:language="ro" fo:country="RO" fo:background-color="#ffb66c"/>
    </style:style>
    <style:style style:name="P16" style:family="paragraph" style:parent-style-name="Text_20_body" style:list-style-name="L8">
      <style:text-properties fo:language="ro" fo:country="RO" officeooo:rsid="000e84f4" officeooo:paragraph-rsid="000e84f4" fo:background-color="#ffb66c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officeooo:paragraph-rsid="000799f5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>
      <style:text-properties officeooo:paragraph-rsid="00096ce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text-properties officeooo:paragraph-rsid="000e84f4"/>
    </style:style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7"/>
    <style:style style:name="P33" style:family="paragraph" style:parent-style-name="Text_20_body" style:list-style-name="L18"/>
    <style:style style:name="P34" style:family="paragraph" style:parent-style-name="Text_20_body" style:list-style-name="L19"/>
    <style:style style:name="P35" style:family="paragraph" style:parent-style-name="Text_20_body" style:list-style-name="L20"/>
    <style:style style:name="P36" style:family="paragraph" style:parent-style-name="Text_20_body" style:list-style-name="L21"/>
    <style:style style:name="P37" style:family="paragraph" style:parent-style-name="Text_20_body" style:list-style-name="L22"/>
    <style:style style:name="P38" style:family="paragraph" style:parent-style-name="Text_20_body" style:list-style-name="L23"/>
    <style:style style:name="P39" style:family="paragraph" style:parent-style-name="Text_20_body" style:list-style-name="L24"/>
    <style:style style:name="P40" style:family="paragraph" style:parent-style-name="Text_20_body" style:list-style-name="L25"/>
    <style:style style:name="P41" style:family="paragraph" style:parent-style-name="Text_20_body" style:list-style-name="L26"/>
    <style:style style:name="P42" style:family="paragraph" style:parent-style-name="Text_20_body" style:list-style-name="L27"/>
    <style:style style:name="P43" style:family="paragraph" style:parent-style-name="Text_20_body" style:list-style-name="L28"/>
    <style:style style:name="P44" style:family="paragraph" style:parent-style-name="Text_20_body" style:list-style-name="L29"/>
    <style:style style:name="P45" style:family="paragraph" style:parent-style-name="Text_20_body" style:list-style-name="L30"/>
    <style:style style:name="P46" style:family="paragraph" style:parent-style-name="Text_20_body" style:list-style-name="L31"/>
    <style:style style:name="P47" style:family="paragraph" style:parent-style-name="Text_20_body" style:list-style-name="L32"/>
    <style:style style:name="P48" style:family="paragraph" style:parent-style-name="Text_20_body" style:list-style-name="L33"/>
    <style:style style:name="P49" style:family="paragraph" style:parent-style-name="Text_20_body" style:list-style-name="L34"/>
    <style:style style:name="P50" style:family="paragraph" style:parent-style-name="Text_20_body" style:list-style-name="L35"/>
    <style:style style:name="P51" style:family="paragraph" style:parent-style-name="Text_20_body" style:list-style-name="L36"/>
    <style:style style:name="P52" style:family="paragraph" style:parent-style-name="Text_20_body" style:list-style-name="L37"/>
    <style:style style:name="T1" style:family="text">
      <style:text-properties fo:language="ro" fo:country="RO"/>
    </style:style>
    <style:style style:name="T2" style:family="text">
      <style:text-properties fo:language="ro" fo:country="RO" fo:background-color="#ffb66c" loext:char-shading-value="0"/>
    </style:style>
    <style:style style:name="T3" style:family="text">
      <style:text-properties fo:language="ro" fo:country="RO" officeooo:rsid="000799f5" fo:background-color="#ffb66c" loext:char-shading-value="0"/>
    </style:style>
    <style:style style:name="T4" style:family="text">
      <style:text-properties fo:language="ro" fo:country="RO" officeooo:rsid="00106e93" fo:background-color="#ffb66c" loext:char-shading-value="0"/>
    </style:style>
    <style:style style:name="T5" style:family="text">
      <style:text-properties fo:language="ro" fo:country="RO" officeooo:rsid="00117cce" fo:background-color="#ffb66c" loext:char-shading-value="0"/>
    </style:style>
    <style:style style:name="T6" style:family="text">
      <style:text-properties fo:language="ro" fo:country="RO" officeooo:rsid="000e84f4" fo:background-color="#ffb66c" loext:char-shading-value="0"/>
    </style:style>
    <style:style style:name="T7" style:family="text">
      <style:text-properties fo:language="ro" fo:country="RO" officeooo:rsid="00096cee"/>
    </style:style>
    <style:style style:name="T8" style:family="text">
      <style:text-properties fo:language="ro" fo:country="RO" fo:background-color="transparent" loext:char-shading-value="0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0c7528"/>
    </style:style>
    <style:style style:name="T11" style:family="text">
      <style:text-properties officeooo:rsid="000317be"/>
    </style:style>
    <style:style style:name="T12" style:family="text">
      <style:text-properties officeooo:rsid="000d797e"/>
    </style:style>
    <style:style style:name="T13" style:family="text">
      <style:text-properties style:use-window-font-color="true" loext:opacity="0%" fo:language="ro" fo:country="RO" fo:background-color="#ffb66c" loext:char-shading-value="0"/>
    </style:style>
    <style:style style:name="T14" style:family="text">
      <style:text-properties officeooo:rsid="0016321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Descrierea modelului real, a utilității acestuia și a regulilor de funcționare</text:h>
      <text:h text:style-name="P2" text:outline-level="3">1.1. Context și scop</text:h>
      <text:p text:style-name="Text_20_body"><text:span text:style-name="T1">Proiectul vizează realizarea unei baze de date relaționale pentru </text:span><text:span text:style-name="Strong_20_Emphasis"><text:span text:style-name="T1">gestionarea biletelor de tren</text:span></text:span><text:span text:style-name="T1">, în cadrul unui sistem informatic </text:span><text:span text:style-name="T2">destinat mai multor operatori feroviari din România, inclusiv CFR.</text:span><text:span text:style-name="T1"> Scopul sistemului este de a </text:span><text:span text:style-name="T2">facilita organizarea, vânzarea și monitorizarea biletelor de călătorie emise pentru trenurile de pasageri care circulă pe teritoriul țării</text:span><text:span text:style-name="T1">, precum și pentru a sprijini activitatea companiilor feroviare prin oferirea unor mecanisme de analiză a traficului și a veniturilor.</text:span></text:p>
      <text:h text:style-name="P2" text:outline-level="3">1.2. Utilitate</text:h>
      <text:p text:style-name="P3">Sistemul are o utilitate multiplă:</text:p>
      <text:list text:style-name="L1">
        <text:list-item>
          <text:p text:style-name="P11"><office:annotation office:name="__Annotation__10924_1453389449" loext:resolved="false"><dc:creator>Unknown Author</dc:creator><dc:date>2025-06-28T22:53:35.117809779</dc:date><text:p text:style-name="Comment">Achizitia in sine nus daca e gestionata</text:p></office:annotation><text:span text:style-name="T2">permite </text:span><text:span text:style-name="Strong_20_Emphasis"><text:span text:style-name="T2">rezervarea și achiziția de bilete</text:span></text:span><text:span text:style-name="T2"> în mod centralizat;</text:span><office:annotation-end office:name="__Annotation__10924_1453389449"/></text:p>
        </text:list-item>
        <text:list-item>
          <text:p text:style-name="P11"><text:span text:style-name="T2">înregistrează informații despre </text:span><text:span text:style-name="Strong_20_Emphasis"><text:span text:style-name="T2">călători</text:span></text:span><text:span text:style-name="T2">, </text:span><text:span text:style-name="Strong_20_Emphasis"><text:span text:style-name="T3">rute</text:span></text:span><text:span text:style-name="T2">, </text:span><text:span text:style-name="Strong_20_Emphasis"><text:span text:style-name="T2">trenuri</text:span></text:span><text:span text:style-name="T2">, </text:span><text:span text:style-name="Strong_20_Emphasis"><text:span text:style-name="T2">stații</text:span></text:span><text:span text:style-name="T2">, </text:span><text:span text:style-name="Strong_20_Emphasis"><text:span text:style-name="T2">tarife</text:span></text:span><text:span text:style-name="T2"> și </text:span><text:span text:style-name="Strong_20_Emphasis"><text:span text:style-name="T2">promoții</text:span></text:span><text:span text:style-name="T2">;</text:span></text:p>
        </text:list-item>
        <text:list-item>
          <text:p text:style-name="P12">susține planificarea rutelor și alocarea trenurilor;</text:p>
        </text:list-item>
        <text:list-item>
          <text:p text:style-name="P11"><text:span text:style-name="T2">oferă suport pentru calculul automat al tarifelor în funcție de </text:span><text:span text:style-name="Strong_20_Emphasis"><text:span text:style-name="T2">clasa vagonului</text:span></text:span><text:span text:style-name="T2">, </text:span><text:span text:style-name="Strong_20_Emphasis"><text:span text:style-name="T2">reducerea aplicabilă</text:span></text:span><text:span text:style-name="T2"> și </text:span><text:span text:style-name="Strong_20_Emphasis"><text:span text:style-name="T2">distanța parcurs</text:span></text:span><text:span text:style-name="Strong_20_Emphasis"><text:span text:style-name="T2"><office:annotation loext:resolved="false"><dc:creator>Unknown Author</dc:creator><dc:date>2025-06-28T22:52:26.103046981</dc:date><text:p text:style-name="Comment">Distanta nus daca e gestionata</text:p></office:annotation></text:span></text:span><text:span text:style-name="Strong_20_Emphasis"><text:span text:style-name="T2">ă</text:span></text:span><text:span text:style-name="T2">;</text:span></text:p>
        </text:list-item>
        <text:list-item>
          <text:p text:style-name="P11"><text:span text:style-name="T1">sprijină analiza vânzărilor și generarea de </text:span><text:span text:style-name="Strong_20_Emphasis"><text:span text:style-name="T1">rapoarte manageriale</text:span></text:span><text:span text:style-name="T1">.</text:span></text:p>
        </text:list-item>
      </text:list>
      <text:h text:style-name="P2" text:outline-level="3">1.3. Reguli de funcționare și modelare</text:h>
      <text:p text:style-name="P3">Modelul real presupune următoarele concepte și reguli:</text:p>
      <text:list text:style-name="L2">
        <text:list-item>
          <text:p text:style-name="P17"><text:span text:style-name="Strong_20_Emphasis"><text:span text:style-name="T2">Călătorul</text:span></text:span><text:span text:style-name="T2"> este persoana care cumpără unul sau mai multe bilete.</text:span></text:p>
        </text:list-item>
        <text:list-item>
          <text:p text:style-name="P17"><text:span text:style-name="Strong_20_Emphasis"><text:span text:style-name="T3">Fiecare b</text:span></text:span><text:span text:style-name="Strong_20_Emphasis"><text:span text:style-name="T2">ilet</text:span></text:span><text:span text:style-name="T2"> este asociat unui călător și </text:span><text:span text:style-name="T3">unei rute</text:span><text:span text:style-name="T2">, conține informații despre clasa aleasă, reducerea aplicată (dacă există) și data călătoriei.</text:span></text:p>
        </text:list-item>
        <text:list-item>
          <text:p text:style-name="P17"><text:span text:style-name="Strong_20_Emphasis"><text:span text:style-name="T1">Ruta</text:span></text:span><text:span text:style-name="T1"> definește o călătorie efectivă de la o stație de plecare la una de sosire, trecând prin una sau mai multe </text:span><text:span text:style-name="Strong_20_Emphasis"><text:span text:style-name="T1">stații intermediare</text:span></text:span><text:span text:style-name="T1">.</text:span></text:p>
        </text:list-item>
      </text:list>
      <text:list text:style-name="L3">
        <text:list-item>
          <text:p text:style-name="P18"><text:span text:style-name="T1">Fiecare </text:span><text:span text:style-name="Strong_20_Emphasis"><text:span text:style-name="T1">stație</text:span></text:span><text:span text:style-name="T1"> are o poziție în cadrul un</text:span><text:span text:style-name="T7">ei rute</text:span><text:span text:style-name="T1"> și un timp estimat de sosire/plecare.</text:span></text:p>
        </text:list-item>
        <text:list-item>
          <text:p text:style-name="P19"><text:span text:style-name="T2">Trenurile aparțin unor </text:span><text:span text:style-name="Strong_20_Emphasis"><text:span text:style-name="T2">operatori feroviari</text:span></text:span><text:span text:style-name="T2">, iar un operator poate deține mai multe trenuri.</text:span></text:p>
        </text:list-item>
      </text:list>
      <text:list text:style-name="L4">
        <text:list-item>
          <text:p text:style-name="P20"><text:span text:style-name="Strong_20_Emphasis"><text:span text:style-name="T2">Tarifele</text:span></text:span><text:span text:style-name="T2"> variază în funcție de clasa aleasă (1, 2 etc.), distanță și eventuale </text:span><text:span text:style-name="Strong_20_Emphasis"><text:span text:style-name="T2">promoții</text:span></text:span><text:span text:style-name="T2"> aplicabile.</text:span></text:p>
        </text:list-item>
      </text:list>
      <text:list text:style-name="L5">
        <text:list-item>
          <text:p text:style-name="P21"><text:span text:style-name="Strong_20_Emphasis"><text:span text:style-name="T1">Promoțiile</text:span></text:span><text:span text:style-name="T1"> oferă reduceri în funcție de </text:span><office:annotation office:name="__Annotation__10953_1453389449" loext:resolved="false"><dc:creator>Unknown Author</dc:creator><dc:date>2025-06-28T23:38:05.182762700</dc:date><text:p text:style-name="Comment">Nu mentioneaza promotii sezoniere</text:p><text:p text:style-name="Comment"/></office:annotation><text:span text:style-name="T1">categoria călătorului</text:span><office:annotation-end office:name="__Annotation__10953_1453389449"/><text:span text:style-name="T1"> și pot fi accesate doar pe baza unei </text:span><text:span text:style-name="Strong_20_Emphasis"><text:span text:style-name="T1">legitimații</text:span></text:span><text:span text:style-name="T1"> valide (ex. legitimație de student, pensionar etc.).</text:span></text:p>
        </text:list-item>
      </text:list>
      <text:list text:style-name="L6">
        <text:list-item>
          <text:p text:style-name="P22"><text:span text:style-name="Strong_20_Emphasis"><text:span text:style-name="T1">Legitimația</text:span></text:span><text:span text:style-name="T1"> este documentul care atestă dreptul unui călător de a beneficia de o anumită reducere. Fiecare călător poate deține zero sau mai multe legitimații.</text:span></text:p>
          <text:p text:style-name="P13"/>
        </text:list-item>
      </text:list>
      <text:h text:style-name="P2" text:outline-level="3"><text:soft-page-break/>1.4. Obiective</text:h>
      <text:p text:style-name="P3">Obiectivele principale ale modelului sunt:</text:p>
      <text:list text:style-name="L7">
        <text:list-item>
          <text:p text:style-name="P14">gestionarea eficientă a procesului de rezervare și emitere a biletelor;</text:p>
        </text:list-item>
        <text:list-item>
          <text:p text:style-name="P14">asigurarea consistenței și integrității datelor despre trenuri, rute și bilete;</text:p>
        </text:list-item>
        <text:list-item>
          <text:p text:style-name="P14">automatizarea calculului tarifelor;</text:p>
        </text:list-item>
        <text:list-item>
          <text:p text:style-name="P14">facilitarea obținerii de statistici privind traficul feroviar și vânzările;</text:p>
        </text:list-item>
        <text:list-item>
          <text:p text:style-name="P14">oferirea unui sistem scalabil și robust, ușor de interogat și întreținut.</text:p>
        </text:list-item>
      </text:list>
      <text:p text:style-name="P3"/>
      <text:p text:style-name="P5"><text:span text:style-name="T11">­</text:span><text:span text:style-name="T9">2. Prezentarea constrângerilor (restricții, reguli) impuse asupra modelului</text:span></text:p>
      <text:p text:style-name="P3">Pentru a asigura coerența datelor și funcționarea corectă a sistemului de gestiune a biletelor, se aplică următoarele constrângeri de integritate și consistență:</text:p>
      <text:p text:style-name="P4"/>
      <text:h text:style-name="Heading_20_3" text:outline-level="3"><text:span text:style-name="T1">2.1. </text:span>Constrângeri referitoare la cheile primare (pentru entitățile principale)</text:h>
      <text:p text:style-name="P6"><text:span text:style-name="T10">Sunt folosite chei primare </text:span><text:span text:style-name="T12">artificiale</text:span><text:span text:style-name="T10"> pentru a indentifica unic fiecare entitate:</text:span></text:p>
      <text:list text:style-name="L8">
        <text:list-item>
          <text:p text:style-name="P23"><text:span text:style-name="T2">Fiecare </text:span><text:span text:style-name="Strong_20_Emphasis"><text:span text:style-name="T2">Călător</text:span></text:span><text:span text:style-name="T2"> are un identificator unic (</text:span><text:span text:style-name="Source_20_Text"><text:span text:style-name="T2">id_calator</text:span></text:span><text:span text:style-name="T2">) și un </text:span><text:span text:style-name="Strong_20_Emphasis"><text:span text:style-name="T2">CNP unic.</text:span></text:span></text:p>
        </text:list-item>
        <text:list-item>
          <text:p text:style-name="P15">fiecare tren este identificat în mod unic, indiferent de ruta pe care circulă.</text:p>
        </text:list-item>
        <text:list-item>
          <text:p text:style-name="P24"><text:span text:style-name="T8">Fiecare </text:span><text:span text:style-name="Strong_20_Emphasis"><text:span text:style-name="T8">Rută</text:span></text:span><text:span text:style-name="T8"> este identificată printr-un cod unic și este compusă din una sau mai multe stații, în ordine.</text:span></text:p>
        </text:list-item>
        <text:list-item>
          <text:p text:style-name="P23"><text:span text:style-name="T2">O </text:span><text:span text:style-name="Strong_20_Emphasis"><text:span text:style-name="T2">Stație</text:span></text:span><text:span text:style-name="T2"> </text:span><text:span text:style-name="T4">este identificată prin numele ei, acesta fiind unic (de ex. gările din două sate numite Săcuieni </text:span><text:span text:style-name="T5">din România </text:span><text:span text:style-name="T4">se numes</text:span><text:span text:style-name="T5">c</text:span><text:span text:style-name="T4"> Săcuieni Roman și Săcuieni Bihor)</text:span></text:p>
        </text:list-item>
        <text:list-item>
          <text:p text:style-name="P24"><text:span text:style-name="Strong_20_Emphasis"><text:span text:style-name="T6">Bilet</text:span></text:span><text:span text:style-name="T6">: identificat prin </text:span><text:span text:style-name="Source_20_Text"><text:span text:style-name="T6">id_bilet</text:span></text:span><text:span text:style-name="T6">, generat automat</text:span></text:p>
        </text:list-item>
        <text:list-item>
          <text:p text:style-name="P16">Celelalte entități ale modelului au de asemenea chei primare, enumerate în următoarea secțiune</text:p>
        </text:list-item>
      </text:list>
      <text:p text:style-name="P4"/>
      <text:h text:style-name="P2" text:outline-level="3">2.2. Constrângeri de consistență între entități <office:annotation office:name="__Annotation__5399_1350248748" loext:resolved="false"><dc:creator>Unknown Author</dc:creator><dc:date>2025-06-29T02:38:01.874914271</dc:date><text:p text:style-name="Comment">Verifică dacă sunt aceleași chei externe mai târziu</text:p></office:annotation>(chei externe)<office:annotation-end office:name="__Annotation__5399_1350248748"/></text:h>
      <text:list text:style-name="L9">
        <text:list-item>
          <text:h text:style-name="P10" text:outline-level="3">2.2. Constrângeri de consistență între entități (chei externe)</text:h>
        </text:list-item>
      </text:list>
      <text:list text:style-name="L10">
        <text:list-item>
          <text:p text:style-name="P25"><text:span text:style-name="Strong_20_Emphasis">Biletul</text:span> referențiază: călător (<text:span text:style-name="Source_20_Text">id_calator</text:span>), rută (<text:span text:style-name="Source_20_Text">id_ruta</text:span>), clasă (<text:span text:style-name="Source_20_Text">id_clasa</text:span>), tip bilet (<text:span text:style-name="Source_20_Text">id_tipbilet</text:span>), promoție (<text:span text:style-name="Source_20_Text">id_promotie</text:span>, opțional).</text:p>
        </text:list-item>
        <text:list-item>
          <text:p text:style-name="P25"><text:span text:style-name="Strong_20_Emphasis">Trenul</text:span> referențiază: operator (<text:span text:style-name="Source_20_Text">id_operator</text:span>) și rută (<text:span text:style-name="Source_20_Text">id_ruta</text:span>).</text:p>
        </text:list-item>
        <text:list-item>
          <text:p text:style-name="P25"><text:span text:style-name="Source_20_Text">Vagon</text:span> referențiază: <text:span text:style-name="Source_20_Text">id_tren</text:span>, <text:span text:style-name="Source_20_Text">id_clasa</text:span></text:p>
        </text:list-item>
        <text:list-item>
          <text:p text:style-name="P25"><text:span text:style-name="Strong_20_Emphasis">Legitimația</text:span> referențiază călător (<text:span text:style-name="Source_20_Text">id_calator</text:span>) și promoție (<text:span text:style-name="Source_20_Text">id_promotie</text:span>).</text:p>
        </text:list-item>
        <text:list-item>
          <text:p text:style-name="P25"><text:span text:style-name="Source_20_Text">Tarif</text:span> este entitate asociativă și referențiază: <text:span text:style-name="Source_20_Text">id_ruta</text:span>, <text:span text:style-name="Source_20_Text">id_clasa</text:span>, <text:span text:style-name="Source_20_Text">id_tipbilet</text:span></text:p>
        </text:list-item>
        <text:list-item>
          <text:p text:style-name="P25"><text:span text:style-name="Strong_20_Emphasis">Entitatea asociativă </text:span><text:span text:style-name="Strong_20_Emphasis"><text:span text:style-name="T14">PROGRAMTREN</text:span></text:span>:</text:p>
          <text:list>
            <text:list-item>
              <text:p text:style-name="P25"><text:soft-page-break/>folosește cheie compusă: <text:span text:style-name="Source_20_Text">id_ruta + nume_statie</text:span>;</text:p>
            </text:list-item>
            <text:list-item>
              <text:p text:style-name="P25"><text:span text:style-name="Source_20_Text">nume_statie</text:span> este cheie externă care corespunde cheii primare din <text:span text:style-name="Source_20_Text">Stație</text:span>.</text:p>
            </text:list-item>
          </text:list>
        </text:list-item>
      </text:list>
      <text:p text:style-name="P4"/>
      <text:h text:style-name="P2" text:outline-level="3">2.3. Constrângeri logice</text:h>
      <text:list text:style-name="L11">
        <text:list-item>
          <text:p text:style-name="P26"><text:span text:style-name="T1">Fiecare bilet este emis </text:span><text:span text:style-name="Strong_20_Emphasis"><text:span text:style-name="T1">pentru o rută activă</text:span></text:span><text:span text:style-name="T1">, la o </text:span><text:span text:style-name="Strong_20_Emphasis"><text:span text:style-name="T1">dată corespunzătoare circulației trenului</text:span></text:span><text:span text:style-name="T1">.</text:span></text:p>
        </text:list-item>
        <text:list-item>
          <text:p text:style-name="P26"><text:span text:style-name="T1">Un </text:span><text:span text:style-name="Strong_20_Emphasis"><text:span text:style-name="T1">tren</text:span></text:span><text:span text:style-name="T1"> este alocat unei </text:span><text:span text:style-name="Strong_20_Emphasis"><text:span text:style-name="T1">singure rute</text:span></text:span><text:span text:style-name="T1">, dar </text:span><text:span text:style-name="Strong_20_Emphasis"><text:span text:style-name="T1">o rută poate avea mai multe trenuri</text:span></text:span><text:span text:style-name="T1">.</text:span></text:p>
        </text:list-item>
        <text:list-item>
          <text:p text:style-name="P26"><text:span text:style-name="T1">O </text:span><text:span text:style-name="Strong_20_Emphasis"><text:span text:style-name="T1">promoție</text:span></text:span><text:span text:style-name="T1"> poate fi aplicată unui bilet doar dacă </text:span><text:span text:style-name="Strong_20_Emphasis"><text:span text:style-name="T1">călătorul deține o legitimație activă</text:span></text:span><text:span text:style-name="T1"> care corespunde tipului de reducere.</text:span></text:p>
        </text:list-item>
        <text:list-item>
          <text:p text:style-name="P26"><text:span text:style-name="T1">În cadrul unei rute, </text:span><text:span text:style-name="Strong_20_Emphasis"><text:span text:style-name="T1">fiecare stație trebuie să aibă o poziție unică</text:span></text:span><text:span text:style-name="T1">.</text:span></text:p>
        </text:list-item>
        <text:list-item>
          <text:p text:style-name="P26"><text:span text:style-name="T13">Un călător poate avea </text:span><text:span text:style-name="Strong_20_Emphasis"><text:span text:style-name="T13">cel mult o legitimație activă pentru fiecare promoție</text:span></text:span><text:span text:style-name="T13">..</text:span></text:p>
        </text:list-item>
      </text:list>
      <text:p text:style-name="P8"/>
      <text:h text:style-name="P7" text:outline-level="2">3. Descrierea entităților și precizarea cheilor primare</text:h>
      <text:p text:style-name="Text_20_body">În această secțiune sunt descrise <text:span text:style-name="Strong_20_Emphasis">entitățile principale</text:span> ale modelului de date, împreună cu <text:span text:style-name="Strong_20_Emphasis">rolul lor</text:span> în sistem și <text:span text:style-name="Strong_20_Emphasis">cheia primară</text:span> aferentă fiecăreia. Cheile primare au fost alese astfel încât să respecte principiile de identificare unică, normalizare și funcționalitate practică.</text:p>
      <text:p text:style-name="Horizontal_20_Line"/>
      <text:h text:style-name="Heading_20_3" text:outline-level="3">3.1. <text:span text:style-name="Strong_20_Emphasis">Călător</text:span></text:h>
      <text:p text:style-name="Text_20_body">Reprezintă o persoană care poate cumpăra bilete de tren și deține, opțional, legitimații pentru reduceri.</text:p>
      <text:list text:style-name="L12">
        <text:list-item>
          <text:p text:style-name="P27"><text:span text:style-name="Strong_20_Emphasis">Atribute esențiale</text:span>:<text:line-break/><text:span text:style-name="Source_20_Text">id_calator</text:span> (cheie primară), <text:span text:style-name="Source_20_Text">nume</text:span>, <text:span text:style-name="Source_20_Text">prenume</text:span>, <text:span text:style-name="Source_20_Text">cnp</text:span>, <text:span text:style-name="Source_20_Text">email</text:span></text:p>
        </text:list-item>
        <text:list-item>
          <text:p text:style-name="P27"><text:span text:style-name="Strong_20_Emphasis">Cheie primară</text:span>: <text:span text:style-name="Source_20_Text">id_calator</text:span> (<text:span text:style-name="Source_20_Text">NUMBER</text:span>)<text:line-break/>– cheie artificială, unică, generată pentru a evita utilizarea datelor personale în relații.</text:p>
        </text:list-item>
      </text:list>
      <text:p text:style-name="Horizontal_20_Line"/>
      <text:h text:style-name="Heading_20_3" text:outline-level="3">3.2. <text:span text:style-name="Strong_20_Emphasis">Bilet</text:span></text:h>
      <text:p text:style-name="Text_20_body">Reprezintă un titlu de călătorie achiziționat de un călător, valabil pentru o anumită rută, clasă și tip.</text:p>
      <text:list text:style-name="L13">
        <text:list-item>
          <text:p text:style-name="P28"><text:span text:style-name="Strong_20_Emphasis">Atribute esențiale</text:span>:<text:line-break/><text:span text:style-name="Source_20_Text">id_bilet</text:span> (cheie primară), <text:span text:style-name="Source_20_Text">id_calator</text:span>, <text:span text:style-name="Source_20_Text">id_ruta</text:span>, <text:span text:style-name="Source_20_Text">id_clasa</text:span>, <text:span text:style-name="Source_20_Text">id_tipbilet</text:span>, <text:span text:style-name="Source_20_Text">id_promotie</text:span> (opțional), <text:span text:style-name="Source_20_Text">data_emitere</text:span>, <text:span text:style-name="Source_20_Text">data_calatorie</text:span>, <text:span text:style-name="Source_20_Text">pret_final</text:span></text:p>
        </text:list-item>
        <text:list-item>
          <text:p text:style-name="P28"><text:span text:style-name="Strong_20_Emphasis">Cheie primară</text:span>: <text:span text:style-name="Source_20_Text">id_bilet</text:span> (<text:span text:style-name="Source_20_Text">NUMBER</text:span>)<text:line-break/>– cheie artificială, pentru identificare unică și referințiere facilă.</text:p>
        </text:list-item>
      </text:list>
      <text:p text:style-name="Horizontal_20_Line"/>
      <text:h text:style-name="Heading_20_3" text:outline-level="3"><text:soft-page-break/>3.3. <text:span text:style-name="Strong_20_Emphasis">Tren</text:span></text:h>
      <text:p text:style-name="Text_20_body">Reprezintă un vehicul feroviar aflat în gestiunea unui operator, alocat unei rute concrete.</text:p>
      <text:list text:style-name="L14">
        <text:list-item>
          <text:p text:style-name="P29"><text:span text:style-name="Strong_20_Emphasis">Atribute esențiale</text:span>:<text:line-break/><text:span text:style-name="Source_20_Text">id_tren</text:span> (cheie primară), <text:span text:style-name="Source_20_Text">numar_tren</text:span>, <text:span text:style-name="Source_20_Text">categorie</text:span>, <text:span text:style-name="Source_20_Text">id_operator</text:span>, <text:span text:style-name="Source_20_Text">id_ruta</text:span></text:p>
        </text:list-item>
        <text:list-item>
          <text:p text:style-name="P29"><text:span text:style-name="Strong_20_Emphasis">Cheie primară</text:span>: <text:span text:style-name="Source_20_Text">id_tren</text:span> (<text:span text:style-name="Source_20_Text">NUMBER</text:span>)<text:line-break/>– cheie artificială, deoarece pot exista trenuri cu același număr în baze de date istorice.</text:p>
        </text:list-item>
      </text:list>
      <text:p text:style-name="Horizontal_20_Line"/>
      <text:h text:style-name="Heading_20_3" text:outline-level="3">3.4. <text:span text:style-name="Strong_20_Emphasis">Rută</text:span></text:h>
      <text:p text:style-name="Text_20_body">Reprezintă o secvență de stații și un program de circulație pe care circulă unul sau mai multe trenuri.</text:p>
      <text:list text:style-name="L15">
        <text:list-item>
          <text:p text:style-name="P30"><text:span text:style-name="Strong_20_Emphasis">Atribute esențiale</text:span>:<text:line-break/><text:span text:style-name="Source_20_Text">id_ruta</text:span> (cheie primară), <text:span text:style-name="Source_20_Text">data_start</text:span>, <text:span text:style-name="Source_20_Text">statie_plecare</text:span>, <text:span text:style-name="Source_20_Text">statie_sosire</text:span></text:p>
        </text:list-item>
        <text:list-item>
          <text:p text:style-name="P30"><text:span text:style-name="Strong_20_Emphasis">Cheie primară</text:span>: <text:span text:style-name="Source_20_Text">id_ruta</text:span> (<text:span text:style-name="Source_20_Text">NUMBER</text:span>)<text:line-break/>– cheie artificială, pentru referințe clare în bilete, trenuri și tarife.</text:p>
        </text:list-item>
      </text:list>
      <text:p text:style-name="Horizontal_20_Line"/>
      <text:h text:style-name="Heading_20_3" text:outline-level="3">3.5. <text:span text:style-name="Strong_20_Emphasis">Stație</text:span></text:h>
      <text:p text:style-name="Text_20_body">Reprezintă o locație feroviară unde trenurile pot opri.</text:p>
      <text:list text:style-name="L16">
        <text:list-item>
          <text:p text:style-name="P31"><text:span text:style-name="Strong_20_Emphasis">Atribute esențiale</text:span>:<text:line-break/><text:span text:style-name="Source_20_Text">nume</text:span> (cheie primară), <text:span text:style-name="Source_20_Text">oras</text:span>, <text:span text:style-name="Source_20_Text">judet</text:span></text:p>
        </text:list-item>
        <text:list-item>
          <text:p text:style-name="P31"><text:span text:style-name="Strong_20_Emphasis">Cheie primară</text:span>: <text:span text:style-name="Source_20_Text">nume</text:span> (<text:span text:style-name="Source_20_Text">VARCHAR2</text:span>)<text:line-break/>– cheie naturală, presupusă unică la nivel de sistem.</text:p>
        </text:list-item>
      </text:list>
      <text:p text:style-name="Horizontal_20_Line"/>
      <text:h text:style-name="Heading_20_3" text:outline-level="3">3.6. <text:span text:style-name="Strong_20_Emphasis">Operator Feroviar</text:span></text:h>
      <text:p text:style-name="Text_20_body">Reprezintă o companie care deține trenuri și operează rute.</text:p>
      <text:list text:style-name="L17">
        <text:list-item>
          <text:p text:style-name="P32"><text:span text:style-name="Strong_20_Emphasis">Atribute esențiale</text:span>:<text:line-break/><text:span text:style-name="Source_20_Text">id_operator</text:span> (cheie primară), <text:span text:style-name="Source_20_Text">denumire</text:span>, <text:span text:style-name="Source_20_Text">tip</text:span> (ex: public/privat), <text:span text:style-name="Source_20_Text">cod_inregistrare</text:span></text:p>
        </text:list-item>
        <text:list-item>
          <text:p text:style-name="P32"><text:span text:style-name="Strong_20_Emphasis">Cheie primară</text:span>: <text:span text:style-name="Source_20_Text">id_operator</text:span> (<text:span text:style-name="Source_20_Text">NUMBER</text:span>)</text:p>
        </text:list-item>
      </text:list>
      <text:p text:style-name="Horizontal_20_Line"/>
      <text:h text:style-name="Heading_20_3" text:outline-level="3">3.7. <text:span text:style-name="Strong_20_Emphasis">Legitimație</text:span></text:h>
      <text:p text:style-name="Text_20_body">Reprezintă un document nominal care atestă dreptul unui călător de a beneficia de o promoție.</text:p>
      <text:list text:style-name="L18">
        <text:list-item>
          <text:p text:style-name="P33"><text:span text:style-name="Strong_20_Emphasis">Atribute esențiale</text:span>:<text:line-break/><text:span text:style-name="Source_20_Text">id_legitimatie</text:span> (cheie primară), <text:span text:style-name="Source_20_Text">id_calator</text:span>, <text:span text:style-name="Source_20_Text">id_promotie</text:span>, <text:span text:style-name="Source_20_Text">emitent</text:span>, <text:span text:style-name="Source_20_Text">valabil_pana_la</text:span></text:p>
        </text:list-item>
        <text:list-item>
          <text:p text:style-name="P33"><text:soft-page-break/><text:span text:style-name="Strong_20_Emphasis">Cheie primară</text:span>: <text:span text:style-name="Source_20_Text">id_legitimatie</text:span> (<text:span text:style-name="Source_20_Text">NUMBER</text:span>)<text:line-break/>– cheie artificială; se aplică constrângere de unicitate compusă (<text:span text:style-name="Source_20_Text">id_calator</text:span>, <text:span text:style-name="Source_20_Text">id_promotie</text:span>)</text:p>
        </text:list-item>
      </text:list>
      <text:p text:style-name="Horizontal_20_Line"/>
      <text:h text:style-name="Heading_20_3" text:outline-level="3">3.8. <text:span text:style-name="Strong_20_Emphasis">Tip Bilet</text:span></text:h>
      <text:p text:style-name="Text_20_body">Reprezintă clasificarea funcțională a biletelor: dus, întors, dus-întors, abonament etc.</text:p>
      <text:list text:style-name="L19">
        <text:list-item>
          <text:p text:style-name="P34"><text:span text:style-name="Strong_20_Emphasis">Atribute esențiale</text:span>:<text:line-break/><text:span text:style-name="Source_20_Text">id_tipbilet</text:span> (cheie primară), <text:span text:style-name="Source_20_Text">denumire</text:span>, <text:span text:style-name="Source_20_Text">descriere</text:span></text:p>
        </text:list-item>
        <text:list-item>
          <text:p text:style-name="P34"><text:span text:style-name="Strong_20_Emphasis">Cheie primară</text:span>: <text:span text:style-name="Source_20_Text">id_tipbilet</text:span> (<text:span text:style-name="Source_20_Text">NUMBER</text:span>)</text:p>
        </text:list-item>
      </text:list>
      <text:p text:style-name="Horizontal_20_Line"/>
      <text:h text:style-name="Heading_20_3" text:outline-level="3">3.9. <text:span text:style-name="Strong_20_Emphasis">Clasă</text:span></text:h>
      <text:p text:style-name="Text_20_body">Reprezintă nivelul de confort oferit de un loc (ex: clasa I, a II-a).</text:p>
      <text:list text:style-name="L20">
        <text:list-item>
          <text:p text:style-name="P35"><text:span text:style-name="Strong_20_Emphasis">Atribute esențiale</text:span>:<text:line-break/><text:span text:style-name="Source_20_Text">id_clasa</text:span> (cheie primară), <text:span text:style-name="Source_20_Text">denumire</text:span>, <text:span text:style-name="Source_20_Text">suprataxa</text:span> (procent sau valoare fixă)</text:p>
        </text:list-item>
        <text:list-item>
          <text:p text:style-name="P35"><text:span text:style-name="Strong_20_Emphasis">Cheie primară</text:span>: <text:span text:style-name="Source_20_Text">id_clasa</text:span> (<text:span text:style-name="Source_20_Text">NUMBER</text:span>)</text:p>
        </text:list-item>
      </text:list>
      <text:p text:style-name="Horizontal_20_Line"/>
      <text:h text:style-name="Heading_20_3" text:outline-level="3">3.10. <text:span text:style-name="Strong_20_Emphasis">Promoție</text:span></text:h>
      <text:p text:style-name="Text_20_body">Reprezintă o reducere definită în sistem, aplicabilă pe baza unei legitimații.</text:p>
      <text:list text:style-name="L21">
        <text:list-item>
          <text:p text:style-name="P36"><text:span text:style-name="Strong_20_Emphasis">Atribute esențiale</text:span>:<text:line-break/><text:span text:style-name="Source_20_Text">id_promotie</text:span> (cheie primară), <text:span text:style-name="Source_20_Text">denumire</text:span>, <text:span text:style-name="Source_20_Text">procent_reducere</text:span>, <text:span text:style-name="Source_20_Text">conditie</text:span></text:p>
        </text:list-item>
        <text:list-item>
          <text:p text:style-name="P36"><text:span text:style-name="Strong_20_Emphasis">Cheie primară</text:span>: <text:span text:style-name="Source_20_Text">id_promotie</text:span> (<text:span text:style-name="Source_20_Text">NUMBER</text:span>)</text:p>
        </text:list-item>
      </text:list>
      <text:p text:style-name="Horizontal_20_Line"/>
      <text:h text:style-name="Heading_20_3" text:outline-level="3">3.11. <text:span text:style-name="Strong_20_Emphasis">Vagon</text:span></text:h>
      <text:list text:style-name="L22">
        <text:list-item>
          <text:p text:style-name="P37"><text:span text:style-name="Strong_20_Emphasis">Descriere</text:span>: componentă a unui tren, având un tip de clasă.</text:p>
        </text:list-item>
        <text:list-item>
          <text:p text:style-name="P37"><text:span text:style-name="Strong_20_Emphasis">Cheie primară</text:span>: <text:span text:style-name="Source_20_Text">id_vagon</text:span> (<text:span text:style-name="Source_20_Text">NUMBER</text:span>)</text:p>
        </text:list-item>
        <text:list-item>
          <text:p text:style-name="P37"><text:span text:style-name="Strong_20_Emphasis">Chei externe</text:span>: <text:span text:style-name="Source_20_Text">id_tren</text:span>, <text:span text:style-name="Source_20_Text">id_clasa</text:span></text:p>
        </text:list-item>
      </text:list>
      <text:h text:style-name="Heading_20_3" text:outline-level="3">3.1<text:span text:style-name="T14">2</text:span>. <text:span text:style-name="Strong_20_Emphasis">Tarif</text:span> <text:span text:style-name="Emphasis">(entitate asociativă ternară)</text:span></text:h>
      <text:p text:style-name="Text_20_body">Definește valoarea unui tarif standard pentru combinația: rută + clasă + tip bilet.</text:p>
      <text:list text:style-name="L23">
        <text:list-item>
          <text:p text:style-name="P38"><text:span text:style-name="Strong_20_Emphasis">Atribute esențiale</text:span>:<text:line-break/><text:span text:style-name="Source_20_Text">id_ruta</text:span>, <text:span text:style-name="Source_20_Text">id_clasa</text:span>, <text:span text:style-name="Source_20_Text">id_tipbilet</text:span>, <text:span text:style-name="Source_20_Text">valoare_tarif</text:span></text:p>
        </text:list-item>
        <text:list-item>
          <text:p text:style-name="P38"><text:span text:style-name="Strong_20_Emphasis">Cheie primară compusă</text:span>:<text:line-break/>(<text:span text:style-name="Source_20_Text">id_ruta</text:span>, <text:span text:style-name="Source_20_Text">id_clasa</text:span>, <text:span text:style-name="Source_20_Text">id_tipbilet</text:span>)</text:p>
        </text:list-item>
      </text:list>
      <text:p text:style-name="Horizontal_20_Line"><text:soft-page-break/></text:p>
      <text:h text:style-name="Heading_20_3" text:outline-level="3">3.1<text:span text:style-name="T14">3</text:span>. <text:span text:style-name="Strong_20_Emphasis"><text:span text:style-name="T14">PROGRAMTREN</text:span></text:span> <text:span text:style-name="Emphasis">(entitate asociativă)</text:span></text:h>
      <text:p text:style-name="Text_20_body">Reprezintă stațiile incluse într-o rută, în ordine, cu orarul aferent.</text:p>
      <text:list text:style-name="L24">
        <text:list-item>
          <text:p text:style-name="P39"><text:span text:style-name="Strong_20_Emphasis">Atribute esențiale</text:span>:<text:line-break/><text:span text:style-name="Source_20_Text">id_ruta</text:span>, <text:span text:style-name="Source_20_Text">nume_statie</text:span>, <text:span text:style-name="Source_20_Text">pozitie</text:span>, <text:span text:style-name="Source_20_Text">ora_sosire</text:span>, <text:span text:style-name="Source_20_Text">ora_plecare</text:span></text:p>
        </text:list-item>
        <text:list-item>
          <text:p text:style-name="P39"><text:span text:style-name="Strong_20_Emphasis">Cheie primară compusă</text:span>: (<text:span text:style-name="Source_20_Text">id_ruta</text:span>, <text:span text:style-name="Source_20_Text">nume_statie</text:span>)<text:line-break/>– <text:span text:style-name="Source_20_Text">nume_statie</text:span> este cheie externă spre <text:span text:style-name="Source_20_Text">Stație</text:span>.</text:p>
        </text:list-item>
      </text:list>
      <text:p text:style-name="P8"/>
      <text:p text:style-name="P9">Această secțiune descrie relațiile dintre entitățile modelului, împreună cu <text:span text:style-name="Strong_20_Emphasis">rolul logic</text:span> și <text:span text:style-name="Strong_20_Emphasis">cardinalitatea</text:span> fiecărei relații. Se va evidenția și dacă relația este implementată ca entitate asociativă (în special în cazul relațiilor cu atribute proprii sau de tip ternar).</text:p>
      <text:p text:style-name="Horizontal_20_Line"/>
      <text:h text:style-name="Heading_20_3" text:outline-level="3">4.1. <text:span text:style-name="Strong_20_Emphasis">CĂLĂTOR – BILET</text:span></text:h>
      <text:list text:style-name="L25">
        <text:list-item>
          <text:p text:style-name="P40"><text:span text:style-name="Strong_20_Emphasis">Tip</text:span>: 1 la N</text:p>
        </text:list-item>
        <text:list-item>
          <text:p text:style-name="P40"><text:span text:style-name="Strong_20_Emphasis">Descriere</text:span>: Un călător poate cumpăra unul sau mai multe bilete. Fiecare bilet este emis pentru un singur călător.</text:p>
        </text:list-item>
        <text:list-item>
          <text:p text:style-name="P40"><text:span text:style-name="Strong_20_Emphasis">Implementare</text:span>: <text:span text:style-name="Source_20_Text">BILET</text:span> are cheie externă către <text:span text:style-name="Source_20_Text">CĂLĂTOR</text:span>.</text:p>
        </text:list-item>
      </text:list>
      <text:p text:style-name="Horizontal_20_Line"/>
      <text:h text:style-name="Heading_20_3" text:outline-level="3">4.2. <text:span text:style-name="Strong_20_Emphasis">CĂLĂTOR – LEGITIMAȚIE</text:span></text:h>
      <text:list text:style-name="L26">
        <text:list-item>
          <text:p text:style-name="P41"><text:span text:style-name="Strong_20_Emphasis">Tip</text:span>: 1 la N</text:p>
        </text:list-item>
        <text:list-item>
          <text:p text:style-name="P41"><text:span text:style-name="Strong_20_Emphasis">Descriere</text:span>: Un călător poate deține mai multe legitimații (de tipuri diferite). Fiecare legitimație aparține unui singur călător.</text:p>
        </text:list-item>
        <text:list-item>
          <text:p text:style-name="P41"><text:span text:style-name="Strong_20_Emphasis">Implementare</text:span>: <text:span text:style-name="Source_20_Text">LEGITIMAȚIE</text:span> are cheie externă către <text:span text:style-name="Source_20_Text">CĂLĂTOR</text:span>. Constrângere suplimentară: unicitate pe <text:span text:style-name="Source_20_Text">(ID_CALATOR, ID_PROMOTIE)</text:span>.</text:p>
        </text:list-item>
      </text:list>
      <text:p text:style-name="Horizontal_20_Line"/>
      <text:h text:style-name="Heading_20_3" text:outline-level="3">4.3. <text:span text:style-name="Strong_20_Emphasis">LEGITIMAȚIE – PROMOȚIE</text:span></text:h>
      <text:list text:style-name="L27">
        <text:list-item>
          <text:p text:style-name="P42"><text:span text:style-name="Strong_20_Emphasis">Tip</text:span>: N la 1</text:p>
        </text:list-item>
        <text:list-item>
          <text:p text:style-name="P42"><text:span text:style-name="Strong_20_Emphasis">Descriere</text:span>: Fiecare legitimație este emisă pentru o anumită promoție. O promoție poate fi utilizată în mai multe legitimații.</text:p>
        </text:list-item>
        <text:list-item>
          <text:p text:style-name="P42"><text:span text:style-name="Strong_20_Emphasis">Implementare</text:span>: <text:span text:style-name="Source_20_Text">LEGITIMAȚIE</text:span> are cheie externă către <text:span text:style-name="Source_20_Text">PROMOȚIE</text:span>.</text:p>
        </text:list-item>
      </text:list>
      <text:p text:style-name="Horizontal_20_Line"/>
      <text:h text:style-name="Heading_20_3" text:outline-level="3">4.4. <text:span text:style-name="Strong_20_Emphasis">BILET – PROMOȚIE</text:span></text:h>
      <text:list text:style-name="L28">
        <text:list-item>
          <text:p text:style-name="P43"><text:span text:style-name="Strong_20_Emphasis">Tip</text:span>: N la 1 <text:span text:style-name="Emphasis">(opțional)</text:span></text:p>
        </text:list-item>
        <text:list-item>
          <text:p text:style-name="P43"><text:soft-page-break/><text:span text:style-name="Strong_20_Emphasis">Descriere</text:span>: Un bilet poate beneficia de o promoție. Nu toate biletele au o reducere.</text:p>
        </text:list-item>
        <text:list-item>
          <text:p text:style-name="P43"><text:span text:style-name="Strong_20_Emphasis">Implementare</text:span>: <text:span text:style-name="Source_20_Text">BILET</text:span> are cheie externă către <text:span text:style-name="Source_20_Text">PROMOȚIE</text:span>.</text:p>
        </text:list-item>
      </text:list>
      <text:p text:style-name="Horizontal_20_Line"/>
      <text:h text:style-name="Heading_20_3" text:outline-level="3">4.5. <text:span text:style-name="Strong_20_Emphasis">BILET – RUTA</text:span></text:h>
      <text:list text:style-name="L29">
        <text:list-item>
          <text:p text:style-name="P44"><text:span text:style-name="Strong_20_Emphasis">Tip</text:span>: N la 1</text:p>
        </text:list-item>
        <text:list-item>
          <text:p text:style-name="P44"><text:span text:style-name="Strong_20_Emphasis">Descriere</text:span>: Fiecare bilet este asociat unei rute. O rută poate avea mai multe bilete.</text:p>
        </text:list-item>
        <text:list-item>
          <text:p text:style-name="P44"><text:span text:style-name="Strong_20_Emphasis">Implementare</text:span>: <text:span text:style-name="Source_20_Text">BILET</text:span> are cheie externă către <text:span text:style-name="Source_20_Text">RUTA</text:span>.</text:p>
        </text:list-item>
      </text:list>
      <text:p text:style-name="Horizontal_20_Line"/>
      <text:h text:style-name="Heading_20_3" text:outline-level="3">4.6. <text:span text:style-name="Strong_20_Emphasis">BILET – TIPBILET</text:span></text:h>
      <text:list text:style-name="L30">
        <text:list-item>
          <text:p text:style-name="P45"><text:span text:style-name="Strong_20_Emphasis">Tip</text:span>: N la 1</text:p>
        </text:list-item>
        <text:list-item>
          <text:p text:style-name="P45"><text:span text:style-name="Strong_20_Emphasis">Descriere</text:span>: Fiecare bilet are un tip (ex: dus, dus-întors). Un tip de bilet poate fi folosit în mai multe bilete.</text:p>
        </text:list-item>
        <text:list-item>
          <text:p text:style-name="P45"><text:span text:style-name="Strong_20_Emphasis">Implementare</text:span>: <text:span text:style-name="Source_20_Text">BILET</text:span> are cheie externă către <text:span text:style-name="Source_20_Text">TIPBILET</text:span>.</text:p>
        </text:list-item>
      </text:list>
      <text:p text:style-name="Horizontal_20_Line"/>
      <text:h text:style-name="Heading_20_3" text:outline-level="3">4.7. <text:span text:style-name="Strong_20_Emphasis">BILET – CLASA</text:span></text:h>
      <text:list text:style-name="L31">
        <text:list-item>
          <text:p text:style-name="P46"><text:span text:style-name="Strong_20_Emphasis">Tip</text:span>: N la 1</text:p>
        </text:list-item>
        <text:list-item>
          <text:p text:style-name="P46"><text:span text:style-name="Strong_20_Emphasis">Descriere</text:span>: Fiecare bilet specifică o clasă (I, II etc.). O clasă poate fi folosită în multe bilete.</text:p>
        </text:list-item>
        <text:list-item>
          <text:p text:style-name="P46"><text:span text:style-name="Strong_20_Emphasis">Implementare</text:span>: <text:span text:style-name="Source_20_Text">BILET</text:span> are cheie externă către <text:span text:style-name="Source_20_Text">CLASA</text:span>.</text:p>
        </text:list-item>
      </text:list>
      <text:p text:style-name="Horizontal_20_Line"/>
      <text:h text:style-name="Heading_20_3" text:outline-level="3">4.8. <text:span text:style-name="Strong_20_Emphasis">OPERATOR – TREN</text:span></text:h>
      <text:list text:style-name="L32">
        <text:list-item>
          <text:p text:style-name="P47"><text:span text:style-name="Strong_20_Emphasis">Tip</text:span>: 1 la N</text:p>
        </text:list-item>
        <text:list-item>
          <text:p text:style-name="P47"><text:span text:style-name="Strong_20_Emphasis">Descriere</text:span>: Un operator feroviar deține mai multe trenuri. Fiecare tren este operat de un singur operator.</text:p>
        </text:list-item>
        <text:list-item>
          <text:p text:style-name="P47"><text:span text:style-name="Strong_20_Emphasis">Implementare</text:span>: <text:span text:style-name="Source_20_Text">TREN</text:span> are cheie externă către <text:span text:style-name="Source_20_Text">OPERATOR</text:span>.</text:p>
        </text:list-item>
      </text:list>
      <text:p text:style-name="Horizontal_20_Line"/>
      <text:h text:style-name="Heading_20_3" text:outline-level="3">4.9. <text:span text:style-name="Strong_20_Emphasis">RUTA – TREN</text:span></text:h>
      <text:list text:style-name="L33">
        <text:list-item>
          <text:p text:style-name="P48"><text:span text:style-name="Strong_20_Emphasis">Tip</text:span>: 1 la N</text:p>
        </text:list-item>
        <text:list-item>
          <text:p text:style-name="P48"><text:span text:style-name="Strong_20_Emphasis">Descriere</text:span>: Fiecare tren este alocat unei singure rute. O rută poate fi parcursă de mai multe trenuri (la momente diferite).</text:p>
        </text:list-item>
        <text:list-item>
          <text:p text:style-name="P48"><text:span text:style-name="Strong_20_Emphasis">Implementare</text:span>: <text:span text:style-name="Source_20_Text">TREN</text:span> are cheie externă către <text:span text:style-name="Source_20_Text">RUTA</text:span>.</text:p>
        </text:list-item>
      </text:list>
      <text:p text:style-name="Horizontal_20_Line"/>
      <text:h text:style-name="Heading_20_3" text:outline-level="3"><text:soft-page-break/>4.10. <text:span text:style-name="Strong_20_Emphasis">TREN – VAGON</text:span></text:h>
      <text:list text:style-name="L34">
        <text:list-item>
          <text:p text:style-name="P49"><text:span text:style-name="Strong_20_Emphasis">Tip</text:span>: 1 la N</text:p>
        </text:list-item>
        <text:list-item>
          <text:p text:style-name="P49"><text:span text:style-name="Strong_20_Emphasis">Descriere</text:span>: Fiecare tren este alcătuit din unul sau mai multe vagoane. Fiecare vagon aparține unui singur tren.</text:p>
        </text:list-item>
        <text:list-item>
          <text:p text:style-name="P49"><text:span text:style-name="Strong_20_Emphasis">Implementare</text:span>: <text:span text:style-name="Source_20_Text">VAGON</text:span> are cheie externă către <text:span text:style-name="Source_20_Text">TREN</text:span>.</text:p>
        </text:list-item>
      </text:list>
      <text:p text:style-name="Horizontal_20_Line"/>
      <text:h text:style-name="Heading_20_3" text:outline-level="3">4.11. <text:span text:style-name="Strong_20_Emphasis">VAGON – CLASA</text:span></text:h>
      <text:list text:style-name="L35">
        <text:list-item>
          <text:p text:style-name="P50"><text:span text:style-name="Strong_20_Emphasis">Tip</text:span>: N la 1</text:p>
        </text:list-item>
        <text:list-item>
          <text:p text:style-name="P50"><text:span text:style-name="Strong_20_Emphasis">Descriere</text:span>: Fiecare vagon este de o anumită clasă (ex: clasa I). O clasă poate fi folosită de mai multe vagoane.</text:p>
        </text:list-item>
        <text:list-item>
          <text:p text:style-name="P50"><text:span text:style-name="Strong_20_Emphasis">Implementare</text:span>: <text:span text:style-name="Source_20_Text">VAGON</text:span> are cheie externă către <text:span text:style-name="Source_20_Text">CLASA</text:span>.</text:p>
        </text:list-item>
      </text:list>
      <text:p text:style-name="Horizontal_20_Line"/>
      <text:h text:style-name="Heading_20_3" text:outline-level="3">4.12. <text:span text:style-name="Strong_20_Emphasis">RUTA – STAȚIE</text:span> <text:span text:style-name="Emphasis">(relație cu atribute → entitate asociativă: </text:span><text:span text:style-name="Emphasis"><text:span text:style-name="Source_20_Text">PROGRAMTREN</text:span></text:span><text:span text:style-name="Emphasis">)</text:span></text:h>
      <text:list text:style-name="L36">
        <text:list-item>
          <text:p text:style-name="P51"><text:span text:style-name="Strong_20_Emphasis">Tip</text:span>: N la N</text:p>
        </text:list-item>
        <text:list-item>
          <text:p text:style-name="P51"><text:span text:style-name="Strong_20_Emphasis">Descriere</text:span>: O rută parcurge mai multe stații, în ordine. O stație poate apărea în mai multe rute. Relația conține atribute proprii:</text:p>
          <text:list>
            <text:list-item>
              <text:p text:style-name="P51"><text:span text:style-name="Source_20_Text">pozitie</text:span>, <text:span text:style-name="Source_20_Text">ora_sosire</text:span>, <text:span text:style-name="Source_20_Text">ora_plecare</text:span></text:p>
            </text:list-item>
          </text:list>
        </text:list-item>
        <text:list-item>
          <text:p text:style-name="P51"><text:span text:style-name="Strong_20_Emphasis">Implementare</text:span>: entitate <text:span text:style-name="Source_20_Text">PROGRAMTREN</text:span>, cu cheie compusă (<text:span text:style-name="Source_20_Text">ID_RUTA</text:span>, <text:span text:style-name="Source_20_Text">NUME_STAȚIE</text:span>)</text:p>
        </text:list-item>
      </text:list>
      <text:p text:style-name="Horizontal_20_Line"/>
      <text:h text:style-name="Heading_20_3" text:outline-level="3">4.13. <text:span text:style-name="Strong_20_Emphasis">RUTA – CLASA – TIPBILET</text:span> <text:span text:style-name="Emphasis">(relație ternară → entitate </text:span><text:span text:style-name="Emphasis"><text:span text:style-name="Source_20_Text">TARIF</text:span></text:span><text:span text:style-name="Emphasis">)</text:span></text:h>
      <text:list text:style-name="L37">
        <text:list-item>
          <text:p text:style-name="P52"><text:span text:style-name="Strong_20_Emphasis">Tip</text:span>: Relație de tip 3 entități</text:p>
        </text:list-item>
        <text:list-item>
          <text:p text:style-name="P52"><text:span text:style-name="Strong_20_Emphasis">Descriere</text:span>: Definește prețul standard pentru o combinație de rută, clasă și tip de bilet.</text:p>
        </text:list-item>
        <text:list-item>
          <text:p text:style-name="P52"><text:span text:style-name="Strong_20_Emphasis">Implementare</text:span>: entitate <text:span text:style-name="Source_20_Text">TARIF</text:span>, cu cheie compusă (<text:span text:style-name="Source_20_Text">ID_RUTA</text:span>, <text:span text:style-name="Source_20_Text">ID_CLASA</text:span>, <text:span text:style-name="Source_20_Text">ID_TIPBILET</text:span>) și atribut <text:span text:style-name="Source_20_Text">valoare_tarif</text:span>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22:43:45.521641927</meta:creation-date>
    <dc:date>2025-06-29T16:50:48.618744071</dc:date>
    <meta:editing-duration>PT2H22M3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8" meta:paragraph-count="162" meta:word-count="1696" meta:character-count="11364" meta:non-whitespace-character-count="9915"/>
  </office:meta>
</office:document-meta>
</file>